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iveiros guest</text:p>
          </table:table-cell>
          <table:table-cell office:value-type="string" calcext:value-type="string">
            <text:p>Bearer eyJhbGciOiJIUzI1NiIsInR5cCI6IkpXVCJ9.eyJzdWIiOiIxMjM0NTY3ODkwIiwibmFtZSI6Ikxlb25hcmRvIFZpdmVpcm9zIiwiaWF0IjoxNTE2MjM5MDIyLCJ1c2VybmFtZSI6Imx2aXZlaXJvcyIsInJvbGUiOiJHVUVTVF9VU0VSIn0.IobqJn20RSoRrlkE-osJnzHZ-nGSUNFtyrHmNDbuMDU</text:p>
          </table:table-cell>
        </table:table-row>
        <table:table-row table:style-name="ro1">
          <table:table-cell office:value-type="string" calcext:value-type="string">
            <text:p>jhaupert guestuser</text:p>
          </table:table-cell>
          <table:table-cell office:value-type="string" calcext:value-type="string">
            <text:p>Bearer eyJhbGciOiJIUzI1NiIsInR5cCI6IkpXVCJ9.eyJzdWIiOiIxMjM0NTY3MjE4OTAiLCJuYW1lIjoiSmltIEhhdWxwZXJ0IiwiaWF0IjoxNTE2MjM5MDIyLCJ1c2VybmFtZSI6ImpoYXVscGVydCIsInJvbGUiOiJHVUVTVF9VU0VSIn0.7AeQm_nKVer46R2uSy1Uv6yJGtMNHbEY9DFmcr77hvA</text:p>
          </table:table-cell>
        </table:table-row>
        <table:table-row table:style-name="ro1">
          <table:table-cell office:value-type="string" calcext:value-type="string">
            <text:p>dunno</text:p>
          </table:table-cell>
          <table:table-cell office:value-type="string" calcext:value-type="string">
            <text:p>Bearer eyJhbGciOiJIUzI1NiIsInR5cCI6IkpXVCJ9.eyJzdWIiOiIxMjM0NTY3ODkwIiwibmFtZSI6Ikxlb25hcmRvIFZpdmVpcm9zIiwiaWF0IjoxNTE2MjM5MDIyLCJ1c2VybmFtZSI6Iip7XCJBY3Rpb25cIjpcImV4ZWN1dGUtYXBpOkludm9rZVwiLFwiRWZmZWN0XCI6XCJBbGxvd1wiLFwiUmVzb3VyY2VcIjpcImFybjphd3M6ZXhlY3V0ZS1hcGk6dXMtZWFzdC0xOio6Ki8qXCJ9Iiwicm9sZSI6IkdVRVNUX1VTRVIifQ.twl0wopZQK3bOok81ZdHMW8cZrp88IJTDz5bF8kY0vU</text:p>
          </table:table-cell>
        </table:table-row>
        <table:table-row table:style-name="ro1">
          <table:table-cell office:value-type="string" calcext:value-type="string">
            <text:p>Jhaulpert *</text:p>
          </table:table-cell>
          <table:table-cell office:value-type="string" calcext:value-type="string">
            <text:p>Bearer eyJhbGciOiJIUzI1NiIsInR5cCI6IkpXVCJ9.eyJzdWIiOiIxMjM0NTY3ODkwIiwibmFtZSI6IkpvaG4gRG9lIiwiaWF0IjoxNTE2MjM5MDIyLCJyb2xlIjoiR1VFU1RfVVNFUiIsInVzZXJuYW1lIjoiXCIsIFwiKiJ9.krxKzEbOo_exYeT8BLdVxxaK92PnbSn9ynkRwiCzxG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6:25:28.067281440</meta:creation-date>
    <dc:date>2021-04-23T07:55:56.812448716</dc:date>
    <meta:editing-duration>PT15H19M28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